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4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18" office:value-type="string" table:number-columns-spanned="1" table:number-rows-spanned="2">
            <text:p>Nhiệt độ thời gian đi</text:p>
          </table:table-cell>
          <table:table-cell table:style-name="ce18" office:value-type="string" table:number-columns-spanned="1" table:number-rows-spanned="2">
            <text:p>Nhiệt độ thời gian đến</text:p>
          </table:table-cell>
          <table:table-cell table:style-name="ce23" table:number-columns-repeated="1009"/>
          <table:table-cell table:number-columns-repeated="4"/>
        </table:table-row>
        <table:table-row table:style-name="ro5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6" table:style-name="ce5"/>
          <table:covered-table-cell table:number-columns-repeated="2" table:style-name="Default"/>
          <table:table-cell table:style-name="ce23" table:number-columns-repeated="1009"/>
          <table:table-cell table:number-columns-repeated="4"/>
        </table:table-row>
        <table:table-row table:style-name="ro3">
          <table:table-cell table:style-name="ce6" office:value-type="string">
            <text:p><text:a xlink:href="python://for%20each=%22seq,line%20in%20enumerate(o.move_lines)%22" xlink:type="simple">for</text:a></text:p>
          </table:table-cell>
          <table:table-cell table:style-name="ce9" table:number-columns-repeated="10"/>
          <table:table-cell table:number-columns-repeated="1013"/>
        </table:table-row>
        <table:table-row table:style-name="ro3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style-name="ce10" office:value-type="string">
            <text:p><text:a xlink:href="python://o.nhietdo_di%20or%20%20''" xlink:type="simple">nhietdo_di</text:a></text:p>
          </table:table-cell>
          <table:table-cell table:style-name="ce10" office:value-type="string">
            <text:p><text:a xlink:href="python://o.nhietdo_den%20or%20%20''" xlink:type="simple">nhietdo_den</text:a>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5"/>
          <table:table-cell table:style-name="ce19"/>
          <table:table-cell table:style-name="ce6"/>
          <table:table-cell table:number-columns-repeated="1013"/>
        </table:table-row>
        <table:table-row table:style-name="ro9">
          <table:table-cell table:style-name="ce8" table:number-columns-repeated="7"/>
          <table:table-cell table:style-name="Default" table:number-columns-repeated="3"/>
          <table:table-cell table:style-name="ce21" table:number-columns-repeated="2"/>
          <table:table-cell table:number-columns-repeated="1012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2"/>
          <table:table-cell table:style-name="ce22"/>
          <table:table-cell table:number-columns-repeated="1012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12"/>
          <table:table-cell table:style-name="ce20"/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8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6:52:24</dc:date>
    <meta:generator>LibreOffice/3.5$Linux_x86 LibreOffice_project/350m1$Build-2</meta:generator>
    <meta:editing-duration>P1DT2H37M16S</meta:editing-duration>
    <meta:editing-cycles>199</meta:editing-cycles>
    <dc:creator>phuoc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